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6.86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72.96pt"/>
    </style:style>
    <style:style style:name="co4" style:family="table-column">
      <style:table-column-properties fo:break-before="auto" style:column-width="33.36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411.85pt"/>
    </style:style>
    <style:style style:name="co8" style:family="table-column">
      <style:table-column-properties fo:break-before="auto" style:column-width="109.76pt"/>
    </style:style>
    <style:style style:name="co9" style:family="table-column">
      <style:table-column-properties fo:break-before="auto" style:column-width="119.45pt"/>
    </style:style>
    <style:style style:name="co10" style:family="table-column">
      <style:table-column-properties fo:break-before="auto" style:column-width="166.71pt"/>
    </style:style>
    <style:style style:name="co11" style:family="table-column">
      <style:table-column-properties fo:break-before="auto" style:column-width="13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Mecanique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ref schema</text:p>
          </table:table-cell>
          <table:table-cell table:style-name="ce2" office:value-type="string" calcext:value-type="string">
            <text:p>nb</text:p>
          </table:table-cell>
          <table:table-cell table:style-name="ce2" office:value-type="string" calcext:value-type="string">
            <text:p>prix </text:p>
          </table:table-cell>
          <table:table-cell table:style-name="ce2" office:value-type="string" calcext:value-type="string">
            <text:p>cumul</text:p>
          </table:table-cell>
          <table:table-cell table:style-name="ce2" office:value-type="string" calcext:value-type="string">
            <text:p>lie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ulement à billes 686-ZZ</text:p>
          </table:table-cell>
          <table:table-cell/>
          <table:table-cell table:style-name="ce2" office:value-type="string" calcext:value-type="string">
            <text:p>n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9" calcext:value-type="float">
            <text:p>2.9</text:p>
          </table:table-cell>
          <table:table-cell table:style-name="ce4" table:formula="of:=[.E2]*[.D2]" office:value-type="float" office:value="2.9" calcext:value-type="float">
            <text:p>2.9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Vis m3</text:p>
          </table:table-cell>
          <table:table-cell/>
          <table:table-cell table:style-name="ce2" office:value-type="string" calcext:value-type="string">
            <text:p>n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9" calcext:value-type="float">
            <text:p>1.59</text:p>
          </table:table-cell>
          <table:table-cell table:style-name="ce4" table:formula="of:=[.E3]*[.D3]" office:value-type="float" office:value="1.59" calcext:value-type="float">
            <text:p>1.5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ert a chaud </text:p>
          </table:table-cell>
          <table:table-cell/>
          <table:table-cell table:style-name="ce2" office:value-type="string" calcext:value-type="string">
            <text:p>n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5" calcext:value-type="float">
            <text:p>1.95</text:p>
          </table:table-cell>
          <table:table-cell table:style-name="ce4" table:formula="of:=[.E4]*[.D4]"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table:formula="of:=[.E5]*[.D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rte mere </text:p>
          </table:table-cell>
          <table:table-cell table:number-columns-repeated="4"/>
          <table:table-cell table:style-name="ce4" table:formula="of:=[.E6]*[.D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atterie/ connecteur </text:p>
          </table:table-cell>
          <table:table-cell/>
          <table:table-cell table:style-name="ce2"/>
          <table:table-cell table:number-columns-repeated="2"/>
          <table:table-cell table:style-name="ce4" table:formula="of:=[.E7]*[.D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T60PW male </text:p>
          </table:table-cell>
          <table:table-cell/>
          <table:table-cell table:style-name="ce2" office:value-type="string" calcext:value-type="string">
            <text:p>J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9" calcext:value-type="float">
            <text:p>3.59</text:p>
          </table:table-cell>
          <table:table-cell table:style-name="ce4" table:formula="of:=[.E8]*[.D8]" office:value-type="float" office:value="3.59" calcext:value-type="float">
            <text:p>3.59</text:p>
          </table:table-cell>
          <table:table-cell table:style-name="ce5" office:value-type="string" calcext:value-type="string">
            <text:p><text:a xlink:href="https://fr.aliexpress.com/item/1005005383209263.html?spm=a2g0o.cart.0.0.24a2378d4v5t78&amp;mp=1&amp;pdp_npi=5%40dis%21EUR%21EUR%203.49%21EUR%203.49%21%21EUR%203.49%21%21%21%40211b813b17458024996216540ed4f7%2112000032830706185%21ct%21FR%214683088071%21%211%210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d allumage 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D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99" calcext:value-type="float">
            <text:p>2.99</text:p>
          </table:table-cell>
          <table:table-cell table:style-name="ce4" table:formula="of:=[.E9]*[.D9]" office:value-type="float" office:value="2.99" calcext:value-type="float">
            <text:p>2.99</text:p>
          </table:table-cell>
          <table:table-cell table:style-name="ce5" office:value-type="string" calcext:value-type="string">
            <text:p><text:a xlink:href="https://fr.aliexpress.com/item/1005005226854182.html?spm=a2g0o.productlist.main.1.52afP3npP3npAX&amp;algo_pvid=a2147eda-4794-4f16-b75e-531c0d36737a&amp;algo_exp_id=a2147eda-4794-4f16-b75e-531c0d36737a-0&amp;pdp_ext_f=%7B%22order%22%3A%221498%22%2C%22eval%22%3A%221%22%7D&amp;pdp_npi=4%40dis%21EUR%210.88%210.85%21%21%210.90%210.87%21%40%2112000032268474911%21sea%21FR%214683088071%21X&amp;curPageLogUid=50xLw69tufR9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istance </text:p>
          </table:table-cell>
          <table:table-cell table:style-name="ce2" office:value-type="string" calcext:value-type="string">
            <text:p>smd 0805 </text:p>
          </table:table-cell>
          <table:table-cell table:style-name="ce2" office:value-type="string" calcext:value-type="string">
            <text:p>R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95" calcext:value-type="float">
            <text:p>3.95</text:p>
          </table:table-cell>
          <table:table-cell table:style-name="ce4" table:formula="of:=[.E10]*[.D10]" office:value-type="float" office:value="3.95" calcext:value-type="float">
            <text:p>3.95</text:p>
          </table:table-cell>
          <table:table-cell table:style-name="ce5" office:value-type="string" calcext:value-type="string">
            <text:p><text:a xlink:href="https://fr.aliexpress.com/item/1005006823361841.html?sourceType=1&amp;spm=a2g0o.wish-manage-home.0.0&amp;gatewayAdapt=glo2fra" xlink:type="simple">Lien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lim 5v</text:p>
          </table:table-cell>
          <table:table-cell table:number-columns-repeated="4"/>
          <table:table-cell table:style-name="ce4" table:formula="of:=[.E11]*[.D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PS5431DDA</text:p>
          </table:table-cell>
          <table:table-cell table:style-name="ce2" office:value-type="string" calcext:value-type="string">
            <text:p>regulateur linéaire </text:p>
          </table:table-cell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49" calcext:value-type="float">
            <text:p>4.49</text:p>
          </table:table-cell>
          <table:table-cell table:style-name="ce4" table:formula="of:=[.E12]*[.D12]" office:value-type="float" office:value="4.49" calcext:value-type="float">
            <text:p>4.49</text:p>
          </table:table-cell>
          <table:table-cell table:style-name="ce5" office:value-type="string" calcext:value-type="string">
            <text:p><text:a xlink:href="https://fr.aliexpress.com/item/1005007968402584.html?spm=a2g0o.productlist.main.2.5683275f1OGOMe&amp;algo_pvid=c6d81c53-2e14-45e4-850f-a97cdf176a1d&amp;algo_exp_id=c6d81c53-2e14-45e4-850f-a97cdf176a1d-1&amp;pdp_ext_f=%7B%22order%22%3A%223%22%2C%22eval%22%3A%221%22%7D&amp;pdp_npi=4%40dis%21EUR%211.85%211.84%21%21%2113.81%2113.81%21%40%2112000043067868194%21sea%21FR%214683088071%21X&amp;curPageLogUid=e4EQViwJpPWy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densateur</text:p>
          </table:table-cell>
          <table:table-cell table:style-name="ce2" office:value-type="string" calcext:value-type="string">
            <text:p>smd0805 10nF78mOhm</text:p>
          </table:table-cell>
          <table:table-cell table:style-name="ce2" office:value-type="string" calcext:value-type="string">
            <text:p>C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13]*[.D13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2782324319.html?spm=a2g0o.productlist.main.2.71a225e99rwMay&amp;algo_pvid=f86b05cf-3301-464b-8f16-054216326a84&amp;algo_exp_id=f86b05cf-3301-464b-8f16-054216326a84-1&amp;pdp_ext_f=%7B%22order%22%3A%221017%22%2C%22eval%22%3A%221%22%7D&amp;pdp_npi=4%40dis%21EUR%213.65%213.39%21%21%2127.26%2125.32%21%40%2112000035928984600%21sea%21FR%214683088071%21X&amp;curPageLogUid=ECRw4dG1Updl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densateur</text:p>
          </table:table-cell>
          <table:table-cell table:style-name="ce2" office:value-type="string" calcext:value-type="string">
            <text:p>smd 0805 22uF2mOhm</text:p>
          </table:table-cell>
          <table:table-cell table:style-name="ce2" office:value-type="string" calcext:value-type="string">
            <text:p>C6/C1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4" table:formula="of:=[.E14]*[.D14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2782324319.html?spm=a2g0o.productlist.main.2.71a225e99rwMay&amp;algo_pvid=f86b05cf-3301-464b-8f16-054216326a84&amp;algo_exp_id=f86b05cf-3301-464b-8f16-054216326a84-1&amp;pdp_ext_f=%7B%22order%22%3A%221017%22%2C%22eval%22%3A%221%22%7D&amp;pdp_npi=4%40dis%21EUR%213.65%213.39%21%21%2127.26%2125.32%21%40%2112000035928984600%21sea%21FR%214683088071%21X&amp;curPageLogUid=ECRw4dG1Updl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densateur polarisé</text:p>
          </table:table-cell>
          <table:table-cell table:style-name="ce2" office:value-type="string" calcext:value-type="string">
            <text:p>CP_Elec_10x12.6 330uF25mOhm </text:p>
          </table:table-cell>
          <table:table-cell table:style-name="ce2" office:value-type="string" calcext:value-type="string">
            <text:p>C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6" calcext:value-type="float">
            <text:p>3.6</text:p>
          </table:table-cell>
          <table:table-cell table:style-name="ce4" table:formula="of:=[.E15]*[.D15]" office:value-type="float" office:value="3.6" calcext:value-type="float">
            <text:p>3.6</text:p>
          </table:table-cell>
          <table:table-cell table:style-name="ce5" office:value-type="string" calcext:value-type="string">
            <text:p><text:a xlink:href="https://fr.aliexpress.com/item/1005002964957462.html?spm=a2g0o.detail.0.0.2a60OFYJOFYJ3y&amp;productId=1005002964957462&amp;pdp_ext_f=%7B%22tabScene%22%3A%22retail%22%2C%22sku_id%22%3A12000022993660187%2C%22origProductId%22%3A%221005002964957462%22%7D&amp;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15uH32mOhm</text:p>
          </table:table-cell>
          <table:table-cell table:style-name="ce2" office:value-type="string" calcext:value-type="string">
            <text:p>L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3" calcext:value-type="float">
            <text:p>1.43</text:p>
          </table:table-cell>
          <table:table-cell table:style-name="ce4" table:formula="of:=[.E16]*[.D16]" office:value-type="float" office:value="1.43" calcext:value-type="float">
            <text:p>1.43</text:p>
          </table:table-cell>
          <table:table-cell table:style-name="ce5" office:value-type="string" calcext:value-type="string">
            <text:p><text:a xlink:href="https://fr.aliexpress.com/item/1005006170108324.html?spm=a2g0o.productlist.main.5.743a1fdc7bnJyw&amp;algo_pvid=f51721ce-1b04-48da-8112-a04eeb254c50&amp;algo_exp_id=f51721ce-1b04-48da-8112-a04eeb254c50-2&amp;pdp_ext_f=%7B%22order%22%3A%2214%22%2C%22eval%22%3A%221%22%7D&amp;pdp_npi=4%40dis%21EUR%211.32%211.27%21%21%2110.49%2110.06%21%402103868817465616429608473e0f35%2112000036094002047%21sea%21FR%214683088071%21X&amp;curPageLogUid=0VuHQsHWsvdw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hottky diode</text:p>
          </table:table-cell>
          <table:table-cell table:style-name="ce2" office:value-type="string" calcext:value-type="string">
            <text:p>450mV3A</text:p>
          </table:table-cell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34" calcext:value-type="float">
            <text:p>2.34</text:p>
          </table:table-cell>
          <table:table-cell table:style-name="ce4" table:formula="of:=[.E17]*[.D17]" office:value-type="float" office:value="2.34" calcext:value-type="float">
            <text:p>2.34</text:p>
          </table:table-cell>
          <table:table-cell table:style-name="ce5" office:value-type="string" calcext:value-type="string">
            <text:p><text:a xlink:href="https://fr.aliexpress.com/item/1005008728420045.html?spm=a2g0o.productlist.main.1.2837jVbpjVbpux&amp;algo_pvid=4b7ea50d-faa4-409e-a73f-716f3096695e&amp;algo_exp_id=4b7ea50d-faa4-409e-a73f-716f3096695e-0&amp;pdp_ext_f=%7B%22order%22%3A%221%22%2C%22eval%22%3A%221%22%7D&amp;pdp_npi=4%40dis%21EUR%211.72%211.72%21%21%2113.78%2113.78%21%402103890917467328932114862e3f1f%2112000046418654421%21sea%21FR%214683088071%21X&amp;curPageLogUid=6fnZFZzTFCEs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istance </text:p>
          </table:table-cell>
          <table:table-cell table:style-name="ce2" office:value-type="string" calcext:value-type="string">
            <text:p>smd 0805 10K</text:p>
          </table:table-cell>
          <table:table-cell table:style-name="ce2" office:value-type="string" calcext:value-type="string">
            <text:p>R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18]*[.D18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6823361841.html?sourceType=1&amp;spm=a2g0o.wish-manage-home.0.0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istance </text:p>
          </table:table-cell>
          <table:table-cell table:style-name="ce2" office:value-type="string" calcext:value-type="string">
            <text:p>smd 0805 3.24K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19]*[.D19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6823361841.html?sourceType=1&amp;spm=a2g0o.wish-manage-home.0.0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im3,3v</text:p>
          </table:table-cell>
          <table:table-cell table:number-columns-repeated="4"/>
          <table:table-cell table:style-name="ce4" table:formula="of:=[.E20]*[.D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PS5431DDA</text:p>
          </table:table-cell>
          <table:table-cell table:style-name="ce2" office:value-type="string" calcext:value-type="string">
            <text:p>regulateur linéaire </text:p>
          </table:table-cell>
          <table:table-cell table:style-name="ce2" office:value-type="string" calcext:value-type="string">
            <text:p>U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49" calcext:value-type="float">
            <text:p>4.49</text:p>
          </table:table-cell>
          <table:table-cell table:style-name="ce4" table:formula="of:=[.E21]*[.D21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7968402584.html?spm=a2g0o.productlist.main.2.5683275f1OGOMe&amp;algo_pvid=c6d81c53-2e14-45e4-850f-a97cdf176a1d&amp;algo_exp_id=c6d81c53-2e14-45e4-850f-a97cdf176a1d-1&amp;pdp_ext_f=%7B%22order%22%3A%223%22%2C%22eval%22%3A%221%22%7D&amp;pdp_npi=4%40dis%21EUR%211.85%211.84%21%21%2113.81%2113.81%21%40%2112000043067868194%21sea%21FR%214683088071%21X&amp;curPageLogUid=e4EQViwJpPWy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densateur</text:p>
          </table:table-cell>
          <table:table-cell table:style-name="ce2" office:value-type="string" calcext:value-type="string">
            <text:p>4.7uF3mOhm</text:p>
          </table:table-cell>
          <table:table-cell table:style-name="ce2" office:value-type="string" calcext:value-type="string">
            <text:p>C5/c8/c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22]*[.D22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2782324319.html?spm=a2g0o.productlist.main.2.71a225e99rwMay&amp;algo_pvid=f86b05cf-3301-464b-8f16-054216326a84&amp;algo_exp_id=f86b05cf-3301-464b-8f16-054216326a84-1&amp;pdp_ext_f=%7B%22order%22%3A%221017%22%2C%22eval%22%3A%221%22%7D&amp;pdp_npi=4%40dis%21EUR%213.65%213.39%21%21%2127.26%2125.32%21%40%2112000035928984600%21sea%21FR%214683088071%21X&amp;curPageLogUid=ECRw4dG1Updl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densateur</text:p>
          </table:table-cell>
          <table:table-cell table:style-name="ce2" office:value-type="string" calcext:value-type="string">
            <text:p>10nF78mOhm</text:p>
          </table:table-cell>
          <table:table-cell table:style-name="ce2" office:value-type="string" calcext:value-type="string">
            <text:p>C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23]*[.D23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2782324319.html?spm=a2g0o.productlist.main.2.71a225e99rwMay&amp;algo_pvid=f86b05cf-3301-464b-8f16-054216326a84&amp;algo_exp_id=f86b05cf-3301-464b-8f16-054216326a84-1&amp;pdp_ext_f=%7B%22order%22%3A%221017%22%2C%22eval%22%3A%221%22%7D&amp;pdp_npi=4%40dis%21EUR%213.65%213.39%21%21%2127.26%2125.32%21%40%2112000035928984600%21sea%21FR%214683088071%21X&amp;curPageLogUid=ECRw4dG1Updl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densateur polarisé</text:p>
          </table:table-cell>
          <table:table-cell table:style-name="ce2" office:value-type="string" calcext:value-type="string">
            <text:p>560uF 9mOhm</text:p>
          </table:table-cell>
          <table:table-cell table:style-name="ce2" office:value-type="string" calcext:value-type="string">
            <text:p>C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17" calcext:value-type="float">
            <text:p>2.17</text:p>
          </table:table-cell>
          <table:table-cell table:style-name="ce4" table:formula="of:=[.E24]*[.D24]" office:value-type="float" office:value="2.17" calcext:value-type="float">
            <text:p>2.17</text:p>
          </table:table-cell>
          <table:table-cell table:style-name="ce5" office:value-type="string" calcext:value-type="string">
            <text:p><text:a xlink:href="https://fr.aliexpress.com/item/1005006235242712.html?spm=a2g0o.productlist.main.3.3e016d7c1W7IQH&amp;algo_pvid=98c77a44-d251-43a9-9324-10ce768c6610&amp;algo_exp_id=98c77a44-d251-43a9-9324-10ce768c6610-2&amp;pdp_ext_f=%7B%22order%22%3A%2258%22%2C%22eval%22%3A%221%22%7D&amp;pdp_npi=4%40dis%21EUR%211.74%211.74%21%21%211.93%211.93%21%40211b612517467401882862946ef10e%2112000036406076411%21sea%21FR%214683088071%21X&amp;curPageLogUid=ZiRoej2KJO0o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style-name="ce2" office:value-type="string" calcext:value-type="string">
            <text:p>10uH31mOhm</text:p>
          </table:table-cell>
          <table:table-cell table:style-name="ce2" office:value-type="string" calcext:value-type="string">
            <text:p>L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6" calcext:value-type="float">
            <text:p>1.6</text:p>
          </table:table-cell>
          <table:table-cell table:style-name="ce4" table:formula="of:=[.E25]*[.D25]" office:value-type="float" office:value="1.6" calcext:value-type="float">
            <text:p>1.6</text:p>
          </table:table-cell>
          <table:table-cell table:style-name="ce5" office:value-type="string" calcext:value-type="string">
            <text:p><text:a xlink:href="https://fr.aliexpress.com/item/4001191021559.html?spm=a2g0o.productlist.main.1.4f4660a4LeQVMN&amp;algo_pvid=e01a036e-eef8-4b78-a5c5-8a9cda536fa8&amp;algo_exp_id=e01a036e-eef8-4b78-a5c5-8a9cda536fa8-0&amp;pdp_ext_f=%7B%22order%22%3A%22114%22%2C%22eval%22%3A%221%22%7D&amp;pdp_npi=4%40dis%21EUR%211.63%211.59%21%21%211.80%211.75%21%40211b6c1917465619149278756e8aa1%2110000015255131216%21sea%21FR%214683088071%21X&amp;curPageLogUid=YmMta30dgNbw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hottky diode</text:p>
          </table:table-cell>
          <table:table-cell table:style-name="ce2" office:value-type="string" calcext:value-type="string">
            <text:p>500mV3A</text:p>
          </table:table-cell>
          <table:table-cell table:style-name="ce2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74" calcext:value-type="float">
            <text:p>1.74</text:p>
          </table:table-cell>
          <table:table-cell table:style-name="ce4" table:formula="of:=[.E26]*[.D26]" office:value-type="float" office:value="1.74" calcext:value-type="float">
            <text:p>1.74</text:p>
          </table:table-cell>
          <table:table-cell table:style-name="ce5" office:value-type="string" calcext:value-type="string">
            <text:p><text:a xlink:href="https://fr.aliexpress.com/item/1005008728420045.html?spm=a2g0o.productlist.main.1.2837jVbpjVbpux&amp;algo_pvid=4b7ea50d-faa4-409e-a73f-716f3096695e&amp;algo_exp_id=4b7ea50d-faa4-409e-a73f-716f3096695e-0&amp;pdp_ext_f=%7B%22order%22%3A%221%22%2C%22eval%22%3A%221%22%7D&amp;pdp_npi=4%40dis%21EUR%211.72%211.72%21%21%2113.78%2113.78%21%402103890917467328932114862e3f1f%2112000046418654421%21sea%21FR%214683088071%21X&amp;curPageLogUid=6fnZFZzTFCEs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istance </text:p>
          </table:table-cell>
          <table:table-cell table:style-name="ce2" office:value-type="string" calcext:value-type="string">
            <text:p>smd0805 10k</text:p>
          </table:table-cell>
          <table:table-cell table:style-name="ce2" office:value-type="string" calcext:value-type="string">
            <text:p>R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27]*[.D27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6823361841.html?sourceType=1&amp;spm=a2g0o.wish-manage-home.0.0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istance </text:p>
          </table:table-cell>
          <table:table-cell table:style-name="ce2" office:value-type="string" calcext:value-type="string">
            <text:p>smd0805 5,9k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28]*[.D28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6823361841.html?sourceType=1&amp;spm=a2g0o.wish-manage-home.0.0&amp;gatewayAdapt=glo2fra" xlink:type="simple">Lien</text:a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table:formula="of:=[.E29]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ort usb</text:p>
          </table:table-cell>
          <table:table-cell table:number-columns-repeated="4"/>
          <table:table-cell table:style-name="ce4" table:formula="of:=[.E30]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rt usb</text:p>
          </table:table-cell>
          <table:table-cell table:style-name="ce2" office:value-type="string" calcext:value-type="string">
            <text:p>USB_C_ N 16Pin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.78" calcext:value-type="float">
            <text:p>1.78</text:p>
          </table:table-cell>
          <table:table-cell table:style-name="ce4" table:formula="of:=[.E31]*[.D31]" office:value-type="float" office:value="1.78" calcext:value-type="float">
            <text:p>1.78</text:p>
          </table:table-cell>
          <table:table-cell table:style-name="ce5" office:value-type="string" calcext:value-type="string">
            <text:p><text:a xlink:href="https://fr.aliexpress.com/item/1005007419369264.html?spm=a2g0o.productlist.main.6.48761c3eAGittX&amp;algo_pvid=f7521e92-50cb-4001-b945-04fb2ae38d90&amp;algo_exp_id=f7521e92-50cb-4001-b945-04fb2ae38d90-5&amp;pdp_ext_f=%7B%22order%22%3A%222021%22%2C%22eval%22%3A%221%22%7D&amp;pdp_npi=4%40dis%21EUR%211.44%211.36%21%21%211.49%211.41%21%40211b617b17411886979704278e7800%2112000040675429659%21sea%21FR%214683088071%21X&amp;curPageLogUid=q39S0hxrOt2b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istance </text:p>
          </table:table-cell>
          <table:table-cell table:style-name="ce2" office:value-type="string" calcext:value-type="string">
            <text:p>0805 5,1k</text:p>
          </table:table-cell>
          <table:table-cell table:style-name="ce2" office:value-type="string" calcext:value-type="string">
            <text:p>r5/r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4" table:formula="of:=[.E32]*[.D32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6823361841.html?sourceType=1&amp;spm=a2g0o.wish-manage-home.0.0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idirectional transient-voltage-suppression diode</text:p>
          </table:table-cell>
          <table:table-cell table:style-name="ce2" office:value-type="string" calcext:value-type="string">
            <text:p>bidirectional tvs LESD5D5.0CT1G</text:p>
          </table:table-cell>
          <table:table-cell table:style-name="ce2" office:value-type="string" calcext:value-type="string">
            <text:p>D4/D5/D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99" calcext:value-type="float">
            <text:p>2.99</text:p>
          </table:table-cell>
          <table:table-cell table:style-name="ce4" table:formula="of:=[.E33]*[.D33]" office:value-type="float" office:value="8.97" calcext:value-type="float">
            <text:p>8.97</text:p>
          </table:table-cell>
          <table:table-cell table:style-name="ce5" office:value-type="string" calcext:value-type="string">
            <text:p><text:a xlink:href="https://fr.aliexpress.com/item/1005007089592096.html?spm=a2g0o.productlist.main.2.5075EWSGEWSG7F&amp;aem_p4p_detail=202505081241298576280343363320000953728&amp;algo_pvid=e41a0870-421c-43db-83aa-f139605a9a9b&amp;algo_exp_id=e41a0870-421c-43db-83aa-f139605a9a9b-1&amp;pdp_ext_f=%7B%22order%22%3A%2232%22%2C%22eval%22%3A%221%22%7D&amp;pdp_npi=4%40dis%21EUR%212.99%212.99%21%21%213.31%213.31%21%40211b80e117467332898628285e1b82%2112000039361531536%21sea%21FR%214683088071%21X&amp;curPageLogUid=DNVnZroSGaef&amp;utparam-url=scene%3Asearch%7Cquery_from%3A&amp;search_p4p_id=202505081241298576280343363320000953728_1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hottky diode</text:p>
          </table:table-cell>
          <table:table-cell table:style-name="ce2" office:value-type="string" calcext:value-type="string">
            <text:p>B130-E3</text:p>
          </table:table-cell>
          <table:table-cell table:style-name="ce2" office:value-type="string" calcext:value-type="string">
            <text:p>D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34" calcext:value-type="float">
            <text:p>5.34</text:p>
          </table:table-cell>
          <table:table-cell table:style-name="ce4" table:formula="of:=[.E34]*[.D34]" office:value-type="float" office:value="5.34" calcext:value-type="float">
            <text:p>5.34</text:p>
          </table:table-cell>
          <table:table-cell table:style-name="ce5" office:value-type="string" calcext:value-type="string">
            <text:p><text:a xlink:href="https://fr.aliexpress.com/item/1005008617442777.html?spm=a2g0o.productlist.0.0.6829d2d0Opj09i&amp;mp=1&amp;pdp_npi=5%40dis%21EUR%21EUR%202.53%21EUR%202.53%21%21EUR%202.53%21%21%21%40210384b917467370056285986e91e7%2112000045968749742%21ct%21FR%214683088071%21%211%210&amp;_gl=1*pkyu5d*_gcl_aw*R0NMLjE3NDY3MzIxOTIuQ2owS0NRandyUEhBQmhDSUFSSXNBRlcyWEJPMGRkbDdYMDUtZU0yWThGSWwweHhUYllabGV6TktvblRJV05NUTBVWjdHaGtCdmdMenNHOGFBcUltRUFMd193Y0I.*_gcl_dc*R0NMLjE3NDY3MzIxOTIuQ2owS0NRandyUEhBQmhDSUFSSXNBRlcyWEJPMGRkbDdYMDUtZU0yWThGSWwweHhUYllabGV6TktvblRJV05NUTBVWjdHaGtCdmdMenNHOGFBcUltRUFMd193Y0I.*_gcl_au*MTgxNDQ2MjIxNS4xNzQyNDE2NDg0*_ga*MjEyMDExNTU3Ny4xNzM4OTU4NTY3*_ga_VED1YSGNC7*czE3NDY3MzE2NzAkbzE2MSRnMSR0MTc0NjczNzkxMiRqNTMkbDAkaDA.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outon boot</text:p>
          </table:table-cell>
          <table:table-cell table:number-columns-repeated="4"/>
          <table:table-cell table:style-name="ce4" table:formula="of:=[.E35]*[.D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sh button traversant</text:p>
          </table:table-cell>
          <table:table-cell table:style-name="ce2" office:value-type="string" calcext:value-type="string">
            <text:p>push button</text:p>
          </table:table-cell>
          <table:table-cell table:style-name="ce2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6" calcext:value-type="float">
            <text:p>0.96</text:p>
          </table:table-cell>
          <table:table-cell table:style-name="ce4" table:formula="of:=[.E36]*[.D36]" office:value-type="float" office:value="0.96" calcext:value-type="float">
            <text:p>0.96</text:p>
          </table:table-cell>
          <table:table-cell table:style-name="ce5" office:value-type="string" calcext:value-type="string">
            <text:p><text:a xlink:href="https://fr.aliexpress.com/item/1005006046180384.html?spm=a2g0o.productlist.main.1.4ac9290bQ0YmuO&amp;algo_pvid=4edfce83-911a-48bc-a2d6-9952054862f9&amp;algo_exp_id=4edfce83-911a-48bc-a2d6-9952054862f9-0&amp;pdp_ext_f=%7B%22order%22%3A%223059%22%2C%22eval%22%3A%221%22%7D&amp;pdp_npi=4%40dis%21EUR%211.00%210.97%21%21%211.02%210.99%21%402103835c17411326738501495ef915%2112000035472972529%21sea%21FR%214683088071%21X&amp;curPageLogUid=CH8oLsoFgESM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densateur</text:p>
          </table:table-cell>
          <table:table-cell table:style-name="ce2" office:value-type="string" calcext:value-type="string">
            <text:p>1uF/10V/10%/X5R/C0603</text:p>
          </table:table-cell>
          <table:table-cell table:style-name="ce2" office:value-type="string" calcext:value-type="string">
            <text:p>C1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37]*[.D37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2782324319.html?spm=a2g0o.productlist.main.2.71a225e99rwMay&amp;algo_pvid=f86b05cf-3301-464b-8f16-054216326a84&amp;algo_exp_id=f86b05cf-3301-464b-8f16-054216326a84-1&amp;pdp_ext_f=%7B%22order%22%3A%221017%22%2C%22eval%22%3A%221%22%7D&amp;pdp_npi=4%40dis%21EUR%213.65%213.39%21%21%2127.26%2125.32%21%40%2112000035928984600%21sea%21FR%214683088071%21X&amp;curPageLogUid=ECRw4dG1Updl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istance </text:p>
          </table:table-cell>
          <table:table-cell table:style-name="ce2" office:value-type="string" calcext:value-type="string">
            <text:p>10k smd0805</text:p>
          </table:table-cell>
          <table:table-cell table:style-name="ce2" office:value-type="string" calcext:value-type="string">
            <text:p>R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38]*[.D38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6823361841.html?sourceType=1&amp;spm=a2g0o.wish-manage-home.0.0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outon rst</text:p>
          </table:table-cell>
          <table:table-cell table:number-columns-repeated="4"/>
          <table:table-cell table:style-name="ce4" table:formula="of:=[.E39]*[.D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ush button traversant</text:p>
          </table:table-cell>
          <table:table-cell table:style-name="ce2" office:value-type="string" calcext:value-type="string">
            <text:p>push button</text:p>
          </table:table-cell>
          <table:table-cell table:style-name="ce2" office:value-type="string" calcext:value-type="string">
            <text:p>SW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40]*[.D40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6046180384.html?spm=a2g0o.productlist.main.1.4ac9290bQ0YmuO&amp;algo_pvid=4edfce83-911a-48bc-a2d6-9952054862f9&amp;algo_exp_id=4edfce83-911a-48bc-a2d6-9952054862f9-0&amp;pdp_ext_f=%7B%22order%22%3A%223059%22%2C%22eval%22%3A%221%22%7D&amp;pdp_npi=4%40dis%21EUR%211.00%210.97%21%21%211.02%210.99%21%402103835c17411326738501495ef915%2112000035472972529%21sea%21FR%214683088071%21X&amp;curPageLogUid=CH8oLsoFgESM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densateur</text:p>
          </table:table-cell>
          <table:table-cell table:style-name="ce2" office:value-type="string" calcext:value-type="string">
            <text:p>1uF/10V/10%/X5R/C0603</text:p>
          </table:table-cell>
          <table:table-cell table:style-name="ce2" office:value-type="string" calcext:value-type="string">
            <text:p>C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41]*[.D41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2782324319.html?spm=a2g0o.productlist.main.2.71a225e99rwMay&amp;algo_pvid=f86b05cf-3301-464b-8f16-054216326a84&amp;algo_exp_id=f86b05cf-3301-464b-8f16-054216326a84-1&amp;pdp_ext_f=%7B%22order%22%3A%221017%22%2C%22eval%22%3A%221%22%7D&amp;pdp_npi=4%40dis%21EUR%213.65%213.39%21%21%2127.26%2125.32%21%40%2112000035928984600%21sea%21FR%214683088071%21X&amp;curPageLogUid=ECRw4dG1Updl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istance </text:p>
          </table:table-cell>
          <table:table-cell table:style-name="ce2" office:value-type="string" calcext:value-type="string">
            <text:p>10k smd0805</text:p>
          </table:table-cell>
          <table:table-cell table:style-name="ce2" office:value-type="string" calcext:value-type="string">
            <text:p>R1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42]*[.D42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6823361841.html?sourceType=1&amp;spm=a2g0o.wish-manage-home.0.0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sure batterie</text:p>
          </table:table-cell>
          <table:table-cell table:number-columns-repeated="4"/>
          <table:table-cell table:style-name="ce4" table:formula="of:=[.E43]*[.D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sistance </text:p>
          </table:table-cell>
          <table:table-cell table:style-name="ce2" office:value-type="string" calcext:value-type="string">
            <text:p>100k smd 0805</text:p>
          </table:table-cell>
          <table:table-cell table:style-name="ce2" office:value-type="string" calcext:value-type="string">
            <text:p>R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44]*[.D44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6823361841.html?sourceType=1&amp;spm=a2g0o.wish-manage-home.0.0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sistance </text:p>
          </table:table-cell>
          <table:table-cell table:style-name="ce2" office:value-type="string" calcext:value-type="string">
            <text:p>27k smd 0805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45]*[.D45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6823361841.html?sourceType=1&amp;spm=a2g0o.wish-manage-home.0.0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densateur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1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table:formula="of:=[.E46]*[.D46]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fr.aliexpress.com/item/1005002782324319.html?spm=a2g0o.productlist.main.2.71a225e99rwMay&amp;algo_pvid=f86b05cf-3301-464b-8f16-054216326a84&amp;algo_exp_id=f86b05cf-3301-464b-8f16-054216326a84-1&amp;pdp_ext_f=%7B%22order%22%3A%221017%22%2C%22eval%22%3A%221%22%7D&amp;pdp_npi=4%40dis%21EUR%213.65%213.39%21%21%2127.26%2125.32%21%40%2112000035928984600%21sea%21FR%214683088071%21X&amp;curPageLogUid=ECRw4dG1Updl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river</text:p>
          </table:table-cell>
          <table:table-cell table:number-columns-repeated="4"/>
          <table:table-cell table:style-name="ce4" table:formula="of:=[.E47]*[.D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nSocket_1x07_P2.54mm_Vertical_SMD_Pin1Righ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.62" calcext:value-type="float">
            <text:p>2.62</text:p>
          </table:table-cell>
          <table:table-cell table:style-name="ce4" table:formula="of:=[.E48]*[.D48]" office:value-type="float" office:value="2.62" calcext:value-type="float">
            <text:p>2.62</text:p>
          </table:table-cell>
          <table:table-cell table:style-name="ce5" office:value-type="string" calcext:value-type="string">
            <text:p><text:a xlink:href="https://fr.aliexpress.com/item/1005006319376319.html?spm=a2g0o.productlist.main.11.75443a638qlqlk&amp;algo_pvid=a4261030-d961-4cec-9738-3ca6f98285ea&amp;algo_exp_id=a4261030-d961-4cec-9738-3ca6f98285ea-10&amp;pdp_ext_f=%7B%22order%22%3A%2216%22%2C%22eval%22%3A%221%22%7D&amp;pdp_npi=4%40dis%21EUR%211.65%211.65%21%21%2112.32%2112.32%21%40%2112000036746432502%21sea%21FR%214683088071%21X&amp;curPageLogUid=FHWHO94dBlVJ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nSocket_1x07_P2.54mm_Vertical_SMD_Pin1left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.62" calcext:value-type="float">
            <text:p>2.62</text:p>
          </table:table-cell>
          <table:table-cell table:style-name="ce4" table:formula="of:=[.E49]*[.D49]" office:value-type="float" office:value="2.62" calcext:value-type="float">
            <text:p>2.62</text:p>
          </table:table-cell>
          <table:table-cell table:style-name="ce5" office:value-type="string" calcext:value-type="string">
            <text:p><text:a xlink:href="https://fr.aliexpress.com/item/1005006319376319.html?spm=a2g0o.productlist.main.11.75443a638qlqlk&amp;algo_pvid=a4261030-d961-4cec-9738-3ca6f98285ea&amp;algo_exp_id=a4261030-d961-4cec-9738-3ca6f98285ea-10&amp;pdp_ext_f=%7B%22order%22%3A%2216%22%2C%22eval%22%3A%221%22%7D&amp;pdp_npi=4%40dis%21EUR%211.65%211.65%21%21%2112.32%2112.32%21%40%2112000036746432502%21sea%21FR%214683088071%21X&amp;curPageLogUid=FHWHO94dBlVJ&amp;utparam-url=scene%3Asearch%7Cquery_from%3A" xlink:type="simple">Lien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teur</text:p>
          </table:table-cell>
          <table:table-cell table:number-columns-repeated="4"/>
          <table:table-cell table:style-name="ce4" table:formula="of:=[.E50]*[.D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necteur 11 pin molex <text:s/>picoblade </text:p>
          </table:table-cell>
          <table:table-cell/>
          <table:table-cell table:style-name="ce2" office:value-type="string" calcext:value-type="string">
            <text:p>J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59" calcext:value-type="float">
            <text:p>5.59</text:p>
          </table:table-cell>
          <table:table-cell table:style-name="ce4" table:formula="of:=[.E51]*[.D51]" office:value-type="float" office:value="5.59" calcext:value-type="float">
            <text:p>5.59</text:p>
          </table:table-cell>
          <table:table-cell table:style-name="ce5" office:value-type="string" calcext:value-type="string">
            <text:p><text:a xlink:href="https://fr.aliexpress.com/item/1005006111477998.html?spm=a2g0o.productlist.main.3.29143SeC3SeCAY&amp;aem_p4p_detail=202504270619561706840329354800004538806&amp;algo_pvid=f0d576a2-062c-4376-addf-0688cd4bf3c7&amp;algo_exp_id=f0d576a2-062c-4376-addf-0688cd4bf3c7-1&amp;pdp_ext_f=%7B%22order%22%3A%2216%22%2C%22eval%22%3A%221%22%7D&amp;pdp_npi=4%40dis%21EUR%211.12%211.12%21%21%219.04%219.04%21%40211b680e17457599960437869eb07f%2112000035800722717%21sea%21FR%214683088071%21X&amp;curPageLogUid=qh0u3XwpnsmZ&amp;utparam-url=scene%3Asearch%7Cquery_from%3A&amp;search_p4p_id=202504270619561706840329354800004538806_1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necteur 4 pin molex <text:s/>picoblade </text:p>
          </table:table-cell>
          <table:table-cell/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5" calcext:value-type="float">
            <text:p>1.35</text:p>
          </table:table-cell>
          <table:table-cell table:style-name="ce4" table:formula="of:=[.E52]*[.D52]" office:value-type="float" office:value="1.35" calcext:value-type="float">
            <text:p>1.35</text:p>
          </table:table-cell>
          <table:table-cell table:style-name="ce5" office:value-type="string" calcext:value-type="string">
            <text:p><text:a xlink:href="https://fr.aliexpress.com/item/1005006027334406.html?spm=a2g0o.cart.0.0.56dd378dVjKUKc&amp;mp=1&amp;pdp_npi=5%40dis%21EUR%21EUR%201.53%21EUR%201.53%21%21EUR%201.51%21%21%21%402103835e17457612573601162ec28c%2112000035383929392%21ct%21FR%214683088071%21%211%210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necteur 7 pin molex <text:s/>picoblade </text:p>
          </table:table-cell>
          <table:table-cell/>
          <table:table-cell table:style-name="ce2" office:value-type="string" calcext:value-type="string">
            <text:p>J9/J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5" calcext:value-type="float">
            <text:p>1.55</text:p>
          </table:table-cell>
          <table:table-cell table:style-name="ce4" table:formula="of:=[.E53]*[.D53]" office:value-type="float" office:value="3.1" calcext:value-type="float">
            <text:p>3.1</text:p>
          </table:table-cell>
          <table:table-cell table:style-name="ce5" office:value-type="string" calcext:value-type="string">
            <text:p><text:a xlink:href="https://fr.aliexpress.com/item/1005006027334406.html?spm=a2g0o.cart.0.0.56dd378dVjKUKc&amp;mp=1&amp;pdp_npi=5%40dis%21EUR%21EUR%201.53%21EUR%201.53%21%21EUR%201.51%21%21%21%402103835e17457612573601162ec28c%2112000035383929392%21ct%21FR%214683088071%21%211%210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necteur 8 pin molex <text:s/>picoblade </text:p>
          </table:table-cell>
          <table:table-cell/>
          <table:table-cell table:style-name="ce2" office:value-type="string" calcext:value-type="string">
            <text:p>J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5" calcext:value-type="float">
            <text:p>1.55</text:p>
          </table:table-cell>
          <table:table-cell table:style-name="ce4" table:formula="of:=[.E54]*[.D54]" office:value-type="float" office:value="1.55" calcext:value-type="float">
            <text:p>1.55</text:p>
          </table:table-cell>
          <table:table-cell table:style-name="ce5" office:value-type="string" calcext:value-type="string">
            <text:p><text:a xlink:href="https://fr.aliexpress.com/item/1005006027334406.html?spm=a2g0o.cart.0.0.56dd378dVjKUKc&amp;mp=1&amp;pdp_npi=5%40dis%21EUR%21EUR%201.53%21EUR%201.53%21%21EUR%201.51%21%21%21%402103835e17457612573601162ec28c%2112000035383929392%21ct%21FR%214683088071%21%211%210&amp;gatewayAdapt=glo2fra" xlink:type="simple">Lien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pteur de couleur </text:p>
          </table:table-cell>
          <table:table-cell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.12" calcext:value-type="float">
            <text:p>2.12</text:p>
          </table:table-cell>
          <table:table-cell table:style-name="ce4" table:formula="of:=[.E55]*[.D55]" office:value-type="float" office:value="4.24" calcext:value-type="float">
            <text:p>4.2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capteur de ligne</text:p>
          </table:table-cell>
          <table:table-cell table:style-name="ce2" office:value-type="string" calcext:value-type="string">
            <text:p>QTRX-MD-08A 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Moteu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6.75" calcext:value-type="float">
            <text:p>26.75</text:p>
          </table:table-cell>
          <table:table-cell table:style-name="ce4" table:formula="of:=[.E57]*[.D57]" office:value-type="float" office:value="26.75" calcext:value-type="float">
            <text:p>26.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rnier a vis </text:p>
          </table:table-cell>
          <table:table-cell/>
          <table:table-cell table:style-name="ce2" office:value-type="string" calcext:value-type="string">
            <text:p>j3/j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41" calcext:value-type="float">
            <text:p>1.41</text:p>
          </table:table-cell>
          <table:table-cell table:style-name="ce4" table:formula="of:=[.E58]*[.D58]" office:value-type="float" office:value="2.82" calcext:value-type="float">
            <text:p>2.82</text:p>
          </table:table-cell>
          <table:table-cell table:style-name="ce5" office:value-type="string" calcext:value-type="string">
            <text:p><text:a xlink:href="https://www.aliexpress.com/store/1102861072?spm=a2g0o.cart.0.0.24a2378dIC0mR0" xlink:type="simple">Lien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itement </text:p>
          </table:table-cell>
          <table:table-cell table:number-columns-repeated="4"/>
          <table:table-cell table:style-name="ce4" table:formula="of:=[.E59]*[.D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esp32 s3 wroom 2</text:p>
          </table:table-cell>
          <table:table-cell table:style-name="ce2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.52" calcext:value-type="float">
            <text:p>19.52</text:p>
          </table:table-cell>
          <table:table-cell table:style-name="ce4" table:formula="of:=[.E60]*[.D60]" office:value-type="float" office:value="19.52" calcext:value-type="float">
            <text:p>19.52</text:p>
          </table:table-cell>
          <table:table-cell table:style-name="ce5" office:value-type="string" calcext:value-type="string">
            <text:p><text:a xlink:href="https://www.mouser.fr/ProductDetail/Espressif-Systems/ESP32-S3-WROOM-1-N8?qs=Wj%2FVkw3K%252BMC1mq0KGPvoSQ%3D%3D&amp;mgh=1&amp;vip=1&amp;utm_id=18189432403&amp;utm_source=google&amp;utm_medium=cpc&amp;utm_marketing_tactic=emeacorp&amp;gad_source=1&amp;gclid=CjwKCAiA5pq-BhBuEiwAvkzVZRlzthQj4UZkVJqHvjbIomiOJsS7d0cEOhT05HSsBDUSTpPUMYd7qBoCT-AQAvD_BwE" xlink:type="simple">lien</text:a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table:formula="of:=SUM([.F2:.F60])" office:value-type="float" office:value="123.5" calcext:value-type="float">
            <text:p>123.5</text:p>
          </table:table-cell>
          <table:table-cell table:number-columns-repeated="101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 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20" table:default-cell-style-name="Default"/>
        <table:table-row table:style-name="ro1">
          <table:table-cell table:style-name="ce6" office:value-type="string" calcext:value-type="string">
            <text:p>Support Moteur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Impression 3D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Cache moteur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Impression 3D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Support roue libre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Impression 3D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Châssis haut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Découpe laser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Châssis bas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Découpe laser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Axe roue arriere</text:p>
          </table:table-cell>
          <table:table-cell table:style-name="ce7" office:value-type="string" calcext:value-type="string">
            <text:p>2(pièce de rechange conseillé)</text:p>
          </table:table-cell>
          <table:table-cell table:style-name="ce8" office:value-type="string" calcext:value-type="string">
            <text:p>Impression 3D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roue holonome GTF robot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Acheté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Roue avant</text:p>
            <text:p>personnalisé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Usinage CNC</text:p>
            <text:p>Moulage silicone</text:p>
            <text:p>(Département GMP iut Bordeaux)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adaptateur axe roue avant part 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Impression 3D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adaptateur axe roue avant part 2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Impression 3D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Support capteur de ligne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Impression 3D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Support capteur ultrason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Impression 3D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Support Batterie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Impression 3D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Fermeture support batterie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Impression 3D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Roulement a bille SBC686ZZ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Acheté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Entretoise M/F 45mm m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Acheté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Entretoise M/F 15mm m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Acheté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Vis M3x6</text:p>
          </table:table-cell>
          <table:table-cell table:style-name="ce7" office:value-type="string" calcext:value-type="string">
            <text:p>env.70</text:p>
          </table:table-cell>
          <table:table-cell table:style-name="ce8" office:value-type="string" calcext:value-type="string">
            <text:p>Acheté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Vis M3x8</text:p>
          </table:table-cell>
          <table:table-cell table:style-name="ce7" office:value-type="string" calcext:value-type="string">
            <text:p>env.10</text:p>
          </table:table-cell>
          <table:table-cell table:style-name="ce8" office:value-type="string" calcext:value-type="string">
            <text:p>Acheté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Insert à chaud M3</text:p>
          </table:table-cell>
          <table:table-cell table:style-name="ce7" office:value-type="string" calcext:value-type="string">
            <text:p>env.40</text:p>
          </table:table-cell>
          <table:table-cell table:style-name="ce8" office:value-type="string" calcext:value-type="string">
            <text:p>Acheté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6" office:value-type="string" calcext:value-type="string">
            <text:p>Moteur Modelcraft RB350030-0A101R 1:30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Acheté</text:p>
          </table:table-cell>
          <table:table-cell table:style-name="ce9"/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73" meta:object-count="0"/>
    <meta:generator>LibreOfficeDev/6.0.5.2$Linux_X86_64 LibreOffice_project/</meta:generator>
  </office:meta>
</office:document-meta>
</file>